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 style:list-style-name="L1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L2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1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20727158624931228" text:style-name="L1">
        <text:list-item>
          <text:list>
            <text:list-item>
              <text:list>
                <text:list-item>
                  <text:list>
                    <text:list-item>
                      <text:p text:style-name="P2">Selezionare tutti gli studenti iscritti al Corso di Laurea in Economia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1"/></text:p>
      <text:p text:style-name="P4">SELECT `students`.*</text:p>
      <text:p text:style-name="P4">FROM `students` </text:p>
      <text:p text:style-name="P4">INNER JOIN `degrees` ON `students`.`degree_id` = `degrees`.`id`</text:p>
      <text:p text:style-name="P4">WHERE `degrees`.`name` = 'Corso di Laurea in Economia';</text:p>
      <text:p text:style-name="P4"/>
      <text:p text:style-name="P4"/>
      <text:p text:style-name="P4"/>
      <text:p text:style-name="P1">2. Selezionare tutti i Corsi di Laurea Magistrale del Dipartimento di Neuroscienze</text:p>
      <text:p text:style-name="P4"/>
      <text:p text:style-name="P4">SELECT `degrees`.*, `departments`.`name`</text:p>
      <text:p text:style-name="P4">FROM `degrees`</text:p>
      <text:p text:style-name="P4">INNER JOIN `departments` ON `degrees`.`department_id` = `departments`.`id`</text:p>
      <text:p text:style-name="P4">WHERE `degrees`.`level` = 'magistrale' AND `departments`.`name` = 'Dipartimento di Neuroscienze';</text:p>
      <text:p text:style-name="P4"/>
      <text:p text:style-name="P4"/>
      <text:p text:style-name="P4"/>
      <text:list xml:id="list6493364763957540939" text:style-name="L2">
        <text:list-item>
          <text:p text:style-name="P3">Selezionare tutti i corsi in cui insegna Fulvio Amato (id=44)</text:p>
        </text:list-item>
      </text:list>
      <text:p text:style-name="P4"><text:span text:style-name="T1"/></text:p>
      <text:p text:style-name="P4">SELECT `courses`.*</text:p>
      <text:p text:style-name="P4">FROM `courses` </text:p>
      <text:p text:style-name="P4">INNER JOIN `course_teacher` ON `courses`.`id` = `course_teacher`.`course_id`</text:p>
      <text:p text:style-name="P4">INNER JOIN `teachers` ON `course_teacher`.`teacher_id` = `teachers`.`id`</text:p>
      <text:p text:style-name="P4">WHERE `teachers`.`id` = 44;</text:p>
      <text:p text:style-name="P4"/>
      <text:p text:style-name="P4"/>
      <text:p text:style-name="P4"/>
      <text:p text:style-name="P4"/>
      <text:p text:style-name="P1">4. Selezionare tutti gli studenti con i dati relativi al corso di laurea a cui sono iscritti e il</text:p>
      <text:p text:style-name="P6"><text:span text:style-name="T1">relativo dipartimento, in ordine alfabetico per cognome e nome</text:span></text:p>
      <text:p text:style-name="P4"/>
      <text:p text:style-name="P4">SELECT `students`.*</text:p>
      <text:p text:style-name="P4">FROM `students`</text:p>
      <text:p text:style-name="P4">INNER JOIN `degrees` ON `students`.`degree_id` = `degrees`.`id`</text:p>
      <text:p text:style-name="P4">INNER JOIN `departments` ON `degrees`.`department_id` = `departments`.`id`</text:p>
      <text:p text:style-name="P4">ORDER BY `students`.`surname`, `students`.`name`;</text:p>
      <text:p text:style-name="P4"/>
      <text:p text:style-name="P4"/>
      <text:p text:style-name="P4"/>
      <text:p text:style-name="P4"/>
      <text:p text:style-name="P1">5. Selezionare tutti i corsi di laurea con i relativi corsi e insegnanti</text:p>
      <text:p text:style-name="P4"/>
      <text:p text:style-name="P4">SELECT *</text:p>
      <text:p text:style-name="P4">FROM `degrees`</text:p>
      <text:p text:style-name="P4">INNER JOIN `courses` ON `degrees`.`id` = `courses`.`degree_id`</text:p>
      <text:p text:style-name="P4">INNER JOIN `course_teacher` ON `courses`.`id` = `course_teacher`.`course_id`</text:p>
      <text:p text:style-name="P4">INNER JOIN `teachers` ON `course_teacher`.`teacher_id` = `teachers`.`id`;</text:p>
      <text:p text:style-name="P4"/>
      <text:p text:style-name="P4"/>
      <text:p text:style-name="P4"/>
      <text:p text:style-name="P1"><text:soft-page-break/>6. Selezionare tutti i docenti che insegnano nel Dipartimento di Matematica (54)</text:p>
      <text:p text:style-name="P4"/>
      <text:p text:style-name="P4">SELECT DISTINCT `teachers`.*</text:p>
      <text:p text:style-name="P4">FROM `teachers`</text:p>
      <text:p text:style-name="P4">INNER JOIN `course_teacher` ON `teachers`.`id` = `course_teacher`.`teacher_id`</text:p>
      <text:p text:style-name="P4">INNER JOIN `courses` ON <text:s/>`course_teacher`.`course_id` = `courses`.`id`</text:p>
      <text:p text:style-name="P4">INNER JOIN `degrees` ON `courses`.`degree_id` = `degrees`.`id`</text:p>
      <text:p text:style-name="P4">INNER JOIN `departments` ON `degrees`.`department_id` = `departments`.`id`</text:p>
      <text:p text:style-name="P4">WHERE `departments`.`name` = 'Dipartimento di Matematica';</text:p>
      <text:p text:style-name="P4"/>
      <text:p text:style-name="P4"/>
      <text:p text:style-name="P4"/>
      <text:p text:style-name="P1">7. BONUS: Selezionare per ogni studente quanti tentativi d’esame ha sostenuto per</text:p>
      <text:p text:style-name="P1">superare ciascuno dei suoi esami</text:p>
      <text:p text:style-name="P4"/>
      <text:p text:style-name="P4">SELECT `students`.`surname`, `students`.`name` AS 'student_id', `courses`.`id` AS 'course_id', COUNT(`exam_student`.`vote` + 1) AS 'n_intents'</text:p>
      <text:p text:style-name="P4">FROM `students`</text:p>
      <text:p text:style-name="P4">INNER JOIN `exam_student` ON `students`.`id` = `exam_student`.`student_id`</text:p>
      <text:p text:style-name="P4">INNER JOIN `exams` ON `exam_student`.`exam_id` = `exams`.`id`</text:p>
      <text:p text:style-name="P4">INNER JOIN `courses` ON `exams`.`course_id` = `courses`.`id`</text:p>
      <text:p text:style-name="P4">WHERE `exam_student`.`vote` &lt; 18</text:p>
      <text:p text:style-name="P4">GROUP BY `students`.`surname`, `students`.`name`, `courses`.`id`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14T13:41:36</meta:creation-date>
    <dc:date>2023-11-14T15:56:38</dc:date>
    <meta:editing-duration>PT1H59M52S</meta:editing-duration>
    <meta:editing-cycles>1</meta:editing-cycles>
    <meta:generator>OpenOffice/4.1.14$Unix OpenOffice.org_project/4114m1$Build-9811</meta:generator>
    <meta:document-statistic meta:table-count="0" meta:image-count="0" meta:object-count="0" meta:page-count="2" meta:paragraph-count="46" meta:word-count="299" meta:character-count="2557"/>
  </office:meta>
</office:document-meta>
</file>